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7351954282235474813" text:style-name="L1">
        <text:list-item>
          <text:p text:style-name="P1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/text:p>
        </text:list-item>
        <text:list-item>
          <text:p text:style-name="P1">var strg = "This walrus always wants food.";<text:line-break/><text:line-break/>function oddEven(strg) { <text:line-break/> <text:s/>var container = [];<text:line-break/> <text:s/>var arr = strg.split(' ');<text:line-break/> <text:s/>var even = [];<text:line-break/> <text:s/>var odd = [];<text:line-break/> <text:s/><text:line-break/> <text:s/>for (var i = 0; i &lt; arr.length; i++) {<text:line-break/> <text:s text:c="3"/>container.push(arr[i].split(''));<text:line-break/> <text:s/>}<text:line-break/> <text:s/><text:line-break/> <text:s/>for (var j = 0; j &lt; container.length; j++) {<text:line-break/> <text:s text:c="3"/>container[j].map((letter, index) =&gt; index % 2 == 0 ? even.push(letter) : odd.push(letter));<text:line-break/> <text:s text:c="3"/>console.log(even.join('') + ' <text:s/>' + odd.join(''));<text:line-break/> <text:s text:c="3"/>even.splice(0);<text:line-break/> <text:s text:c="3"/>odd.splice(0); <text:s text:c="2"/><text:tab/> <text:line-break/> <text:s/>}<text:line-break/>}<text:line-break/>undefined<text:line-break/>oddEven(strg);<text:line-break/>&gt; Ti <text:s/>hs<text:line-break/>&gt; wlu <text:s/>ars<text:line-break/>&gt; awy <text:s/>las<text:line-break/>&gt; wns <text:s/>at<text:line-break/>&gt; fo <text:s/>o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14T23:20:46.21</dc:date>
    <dc:creator>Mike Dietz</dc:creator>
    <meta:editing-duration>PT53M54S</meta:editing-duration>
    <meta:editing-cycles>3</meta:editing-cycles>
    <meta:document-statistic meta:table-count="0" meta:image-count="0" meta:object-count="0" meta:page-count="1" meta:paragraph-count="6" meta:word-count="185" meta:character-count="1075"/>
  </office:meta>
</office:document-meta>
</file>